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e5c3" officeooo:paragraph-rsid="0000e5c3"/>
    </style:style>
    <style:style style:name="P2" style:family="paragraph" style:parent-style-name="Standard">
      <style:text-properties fo:language="es" fo:country="ES" fo:font-weight="bold" officeooo:rsid="0000e5c3" officeooo:paragraph-rsid="0000e5c3" style:font-weight-asian="bold" style:font-weight-complex="bold"/>
    </style:style>
    <style:style style:name="P3" style:family="paragraph" style:parent-style-name="Standard">
      <style:text-properties fo:language="es" fo:country="ES" fo:font-weight="bold" officeooo:rsid="0001c841" officeooo:paragraph-rsid="0001c841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07a25e" officeooo:paragraph-rsid="0007a25e" style:font-weight-asian="bold" style:font-weight-complex="bold"/>
    </style:style>
    <style:style style:name="P5" style:family="paragraph" style:parent-style-name="Standard">
      <style:text-properties fo:language="es" fo:country="ES" officeooo:rsid="0003bf14" officeooo:paragraph-rsid="0003bf14"/>
    </style:style>
    <style:style style:name="P6" style:family="paragraph" style:parent-style-name="Standard">
      <style:text-properties fo:language="es" fo:country="ES" fo:font-weight="normal" officeooo:rsid="0000e5c3" officeooo:paragraph-rsid="0000e5c3" style:font-weight-asian="normal" style:font-weight-complex="normal"/>
    </style:style>
    <style:style style:name="P7" style:family="paragraph" style:parent-style-name="Standard">
      <style:text-properties fo:language="es" fo:country="ES" officeooo:rsid="0005d289" officeooo:paragraph-rsid="0005d289"/>
    </style:style>
    <style:style style:name="P8" style:family="paragraph" style:parent-style-name="Standard">
      <style:text-properties fo:language="es" fo:country="ES" officeooo:rsid="0007a25e" officeooo:paragraph-rsid="0007a25e"/>
    </style:style>
    <style:style style:name="P9" style:family="paragraph" style:parent-style-name="Header">
      <style:paragraph-properties fo:text-align="center" style:justify-single-word="false"/>
      <style:text-properties fo:font-weight="bold" officeooo:rsid="0005ae25" officeooo:paragraph-rsid="0005ae2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519e"/>
    </style:style>
    <style:style style:name="T3" style:family="text">
      <style:text-properties officeooo:rsid="0003bf14"/>
    </style:style>
    <style:style style:name="T4" style:family="text">
      <style:text-properties officeooo:rsid="0004ebf4"/>
    </style:style>
    <style:style style:name="T5" style:family="text">
      <style:text-properties officeooo:rsid="0005d28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mbre del juego:</text:span> <text:s/><text:span text:style-name="T2">El juego del mosquito (Temporal)</text:span></text:p>
      <text:p text:style-name="P1"/>
      <text:p text:style-name="P2">Referencias:</text:p>
      <text:p text:style-name="P1">- Fruit ninja</text:p>
      <text:p text:style-name="P1">- Fruit slice</text:p>
      <text:p text:style-name="P1">- <text:span text:style-name="T4">Bomb panic</text:span></text:p>
      <text:p text:style-name="P1"/>
      <text:p text:style-name="P2">Controles:</text:p>
      <text:p text:style-name="P1">El control de juego y menús son táctiles.</text:p>
      <text:p text:style-name="P1"/>
      <text:p text:style-name="P2">Modos de juego:</text:p>
      <text:p text:style-name="P1">- Arcade: en el que tenemos tiempo infinito para jugar y perderemos en caso de matar a tres mariposas.<text:line-break/>- <text:span text:style-name="T3">Contrarreloj: en el que tenemos tiempo limitado y tendremos que conseguir el máximo de puntos posibles antes de que este se acabe.</text:span></text:p>
      <text:p text:style-name="P1"/>
      <text:p text:style-name="P2">Interfaz de usuario:</text:p>
      <text:p text:style-name="P1">Pantalla de inicio con tres botones.</text:p>
      <text:p text:style-name="P1"/>
      <text:p text:style-name="P6">Los tres botones son:</text:p>
      <text:p text:style-name="P1">- Arcade: para iniciar el juego en el modo arcade.</text:p>
      <text:p text:style-name="P1">- Contrarreloj: para iniciar el juego en el modo contrarreloj.</text:p>
      <text:p text:style-name="P1">- Créditos: para ver los créditos del juego.</text:p>
      <text:p text:style-name="P1"/>
      <text:p text:style-name="P5">En la pantalla de créditos tendremos ademas un botón para volver al menú principal.</text:p>
      <text:p text:style-name="P5">Una vez la partida acabe iremos a otra pantalla donde tendremos los puntos obtenidos y la posibilidad de volver a jugar o ir al menú principal.</text:p>
      <text:p text:style-name="P1"/>
      <text:p text:style-name="P2">Escenarios:</text:p>
      <text:p text:style-name="P1">El escenario es siempre el mismo, <text:span text:style-name="T5">siendo las mecánicas la que cambien.</text:span></text:p>
      <text:p text:style-name="P1"/>
      <text:p text:style-name="P3">Mecánicas:</text:p>
      <text:p text:style-name="P5">El juego no tiene condiciones para que el jugador gane, se trata de acumular todos los puntos posibles antes de perder la partida.</text:p>
      <text:p text:style-name="P5"/>
      <text:p text:style-name="P7">Para ganar puntos deberemos matar mosquitos y evitar matar mariposas.</text:p>
      <text:p text:style-name="P7"/>
      <text:p text:style-name="P5">La mecánica de juego es la misma en distintos modos, lo único que cambiara son las condiciones para perder el juego.</text:p>
      <text:p text:style-name="P5"/>
      <text:p text:style-name="P4">Personajes:</text:p>
      <text:p text:style-name="P8">Aparecen dos tipos de personajes en el juego.</text:p>
      <text:p text:style-name="P8">- Los mosquitos: son los personajes a los que el jugador debe eliminar.</text:p>
      <text:p text:style-name="P8">- Mariposas: son los personajes que el jugador debe evitar elimin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5ae25" officeooo:paragraph-rsid="0005ae25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DD El juego del mosquito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0-27T15:56:40.593000000</dc:date>
    <meta:editing-duration>PT35M40S</meta:editing-duration>
    <meta:editing-cycles>9</meta:editing-cycles>
    <meta:document-statistic meta:table-count="0" meta:image-count="0" meta:object-count="0" meta:page-count="1" meta:paragraph-count="28" meta:word-count="259" meta:character-count="1487" meta:non-whitespace-character-count="1255"/>
  </office:meta>
</office:document-meta>
</file>